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'Courier New', Courier, monospace"/>
    <style:font-face style:name="Roboto" svg:font-family="Roboto, sans-serif"/>
    <style:font-face style:name="SF Pro Display" svg:font-family="'SF Pro Display', apple-system, BlinkMacSystemFont, 'San Francisco', 'Helvetica Neue', Helvetica, Ubuntu, Roboto, Noto, 'Segoe UI', Arial, sans-serif"/>
    <style:font-face style:name="Roboto1" svg:font-family="Roboto, sans-serif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color="#000000" style:font-name="Liberation Sans" fo:font-size="12pt" style:font-size-asian="12pt" style:font-size-complex="12pt"/>
    </style:style>
    <style:style style:name="P2" style:family="paragraph" style:parent-style-name="Preformatted_20_Text">
      <style:text-properties fo:color="#000000" style:font-name="Liberation Sans" fo:font-size="14pt" officeooo:paragraph-rsid="0003974e" style:font-size-asian="14pt" style:font-size-complex="14pt"/>
    </style:style>
    <style:style style:name="P3" style:family="paragraph" style:parent-style-name="Preformatted_20_Text">
      <style:text-properties fo:color="#000000" officeooo:paragraph-rsid="0003974e"/>
    </style:style>
    <style:style style:name="P4" style:family="paragraph" style:parent-style-name="Preformatted_20_Text">
      <style:paragraph-properties fo:text-align="start" style:justify-single-word="false"/>
      <style:text-properties fo:color="#000000" officeooo:paragraph-rsid="0003974e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style:font-name="Liberation Sans" fo:font-size="12pt" fo:letter-spacing="normal" style:font-size-asian="12pt" style:font-size-complex="12pt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style:font-name="Liberation Sans" fo:font-size="12pt" fo:letter-spacing="normal" fo:font-style="normal" fo:font-weight="normal" style:font-size-asian="12pt" style:font-size-complex="12pt"/>
    </style:style>
    <style:style style:name="P7" style:family="paragraph" style:parent-style-name="Preformatted_20_Text">
      <style:paragraph-properties fo:margin-top="0cm" fo:margin-bottom="0.499cm" loext:contextual-spacing="false" fo:orphans="2" fo:widows="2"/>
      <style:text-properties fo:color="#000000" style:font-name="Liberation Sans" fo:font-size="12pt" officeooo:paragraph-rsid="0001be22" style:font-size-asian="12pt" style:font-size-complex="12pt"/>
    </style:style>
    <style:style style:name="P8" style:family="paragraph" style:parent-style-name="Preformatted_20_Text" style:list-style-name="L6">
      <style:paragraph-properties fo:margin-top="0cm" fo:margin-bottom="0.499cm" loext:contextual-spacing="false" fo:orphans="2" fo:widows="2"/>
      <style:text-properties fo:color="#000000" style:font-name="Liberation Sans" fo:font-size="12pt" officeooo:paragraph-rsid="0001be22" style:font-size-asian="12pt" style:font-size-complex="12pt"/>
    </style:style>
    <style:style style:name="P9" style:family="paragraph" style:parent-style-name="Preformatted_20_Text">
      <style:paragraph-properties fo:margin-top="0cm" fo:margin-bottom="0.499cm" loext:contextual-spacing="false" fo:orphans="2" fo:widows="2"/>
      <style:text-properties fo:color="#000000" style:font-name="Liberation Sans" fo:font-size="12pt" officeooo:paragraph-rsid="0003974e" style:font-size-asian="12pt" style:font-size-complex="12pt"/>
    </style:style>
    <style:style style:name="P10" style:family="paragraph" style:parent-style-name="Preformatted_20_Text" style:list-style-name="L1">
      <style:paragraph-properties fo:margin-top="0cm" fo:margin-bottom="0.499cm" loext:contextual-spacing="false" fo:orphans="2" fo:widows="2"/>
      <style:text-properties fo:color="#000000" style:font-name="Liberation Sans" fo:font-size="12pt" officeooo:rsid="0001be22" officeooo:paragraph-rsid="0001be22" style:font-size-asian="12pt" style:font-size-complex="12pt"/>
    </style:style>
    <style:style style:name="P11" style:family="paragraph" style:parent-style-name="Preformatted_20_Text">
      <style:paragraph-properties fo:margin-top="0cm" fo:margin-bottom="0.499cm" loext:contextual-spacing="false" fo:orphans="2" fo:widows="2"/>
      <style:text-properties fo:color="#000000" style:font-name="Liberation Sans" fo:font-size="12pt" officeooo:rsid="0001be22" officeooo:paragraph-rsid="0001be22" style:font-size-asian="12pt" style:font-size-complex="12pt"/>
    </style:style>
    <style:style style:name="P12" style:family="paragraph" style:parent-style-name="Preformatted_20_Text" style:list-style-name="L6">
      <style:paragraph-properties fo:margin-top="0cm" fo:margin-bottom="0.499cm" loext:contextual-spacing="false" fo:orphans="2" fo:widows="2"/>
      <style:text-properties fo:color="#000000" style:font-name="Liberation Sans" fo:font-size="12pt" officeooo:rsid="0001f1a8" officeooo:paragraph-rsid="0001f1a8" style:font-size-asian="12pt" style:font-size-complex="12pt"/>
    </style:style>
    <style:style style:name="P13" style:family="paragraph" style:parent-style-name="Preformatted_20_Text">
      <style:paragraph-properties fo:margin-top="0cm" fo:margin-bottom="0.499cm" loext:contextual-spacing="false" fo:text-align="start" style:justify-single-word="false" fo:orphans="2" fo:widows="2"/>
      <style:text-properties fo:color="#000000" style:font-name="Liberation Sans" fo:font-size="12pt" officeooo:paragraph-rsid="0001be22" style:font-size-asian="12pt" style:font-size-complex="12pt"/>
    </style:style>
    <style:style style:name="P14" style:family="paragraph" style:parent-style-name="Preformatted_20_Text">
      <style:paragraph-properties fo:margin-top="0cm" fo:margin-bottom="0.499cm" loext:contextual-spacing="false" fo:orphans="2" fo:widows="2"/>
      <style:text-properties fo:color="#000000" style:font-name="Liberation Sans" fo:font-size="14pt" officeooo:paragraph-rsid="0001be22" style:font-size-asian="14pt" style:font-size-complex="14pt"/>
    </style:style>
    <style:style style:name="P1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ans" fo:font-size="12pt" fo:letter-spacing="normal" fo:font-style="normal" fo:font-weight="normal" style:font-size-asian="12pt" style:font-size-complex="12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ans" fo:font-size="12pt" fo:letter-spacing="normal" fo:font-style="normal" fo:font-weight="normal" style:font-size-asian="12pt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ans" fo:font-size="12pt" fo:letter-spacing="normal" fo:font-style="normal" fo:font-weight="normal" officeooo:rsid="0000c0b3" officeooo:paragraph-rsid="0000c0b3" style:font-size-asian="12pt" style:font-size-complex="12pt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ans" fo:font-size="14pt" fo:letter-spacing="normal" fo:font-style="normal" fo:font-weight="normal" style:font-size-asian="14pt" style:font-size-complex="14pt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ans" fo:font-size="12pt" officeooo:paragraph-rsid="0000c0b3" style:font-size-asian="12pt" style:font-size-complex="12pt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ans" fo:font-size="12pt" officeooo:rsid="0000c0b3" officeooo:paragraph-rsid="0000c0b3" style:font-size-asian="12pt" style:font-size-complex="12pt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ans" fo:font-size="14pt" officeooo:paragraph-rsid="0000c0b3" style:font-size-asian="14pt" style:font-size-complex="14pt"/>
    </style:style>
    <style:style style:name="T1" style:family="text">
      <style:text-properties officeooo:rsid="0000c0b3"/>
    </style:style>
    <style:style style:name="T2" style:family="text">
      <style:text-properties fo:font-style="normal" fo:font-weight="normal"/>
    </style:style>
    <style:style style:name="T3" style:family="text">
      <style:text-properties fo:color="#000000" style:font-name="Liberation Sans"/>
    </style:style>
    <style:style style:name="T4" style:family="text">
      <style:text-properties fo:color="#000000" style:font-name="Liberation Sans" fo:font-size="12pt" style:font-size-asian="12pt" style:font-size-complex="12pt"/>
    </style:style>
    <style:style style:name="T5" style:family="text">
      <style:text-properties fo:color="#000000" style:font-name="Liberation Sans" fo:font-size="12pt" officeooo:rsid="0003974e" style:font-size-asian="12pt" style:font-size-complex="12pt"/>
    </style:style>
    <style:style style:name="T6" style:family="text">
      <style:text-properties fo:color="#000000" style:font-name="Liberation Sans" fo:font-size="12pt" fo:letter-spacing="normal" fo:font-weight="normal" style:font-size-asian="12pt" style:font-size-complex="12pt" loext:padding="0cm" loext:border="none"/>
    </style:style>
    <style:style style:name="T7" style:family="text">
      <style:text-properties fo:color="#000000" style:font-name="Liberation Sans" officeooo:rsid="0003974e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00" fo:font-size="12pt" officeooo:rsid="0003974e" style:font-size-asian="12pt" style:font-size-complex="12pt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00c0b3"/>
    </style:style>
    <style:style style:name="T12" style:family="text">
      <style:text-properties fo:font-variant="normal" fo:text-transform="none" fo:letter-spacing="normal" fo:font-style="normal" fo:font-weight="normal" officeooo:rsid="0001be22"/>
    </style:style>
    <style:style style:name="T13" style:family="text">
      <style:text-properties fo:font-variant="normal" fo:text-transform="none" fo:letter-spacing="normal" fo:font-style="normal" fo:font-weight="normal" officeooo:rsid="0003974e"/>
    </style:style>
    <style:style style:name="T14" style:family="text">
      <style:text-properties fo:font-variant="normal" fo:text-transform="none" fo:color="#000000" style:font-name="Liberation Sans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style:font-name="Liberation Sans" fo:font-size="12pt" fo:letter-spacing="normal" fo:font-style="normal" fo:font-weight="normal" officeooo:rsid="0003974e" style:font-size-asian="12pt" style:font-size-complex="12pt"/>
    </style:style>
    <style:style style:name="T16" style:family="text">
      <style:text-properties fo:font-variant="normal" fo:text-transform="none" fo:color="#000000" style:font-name="Liberation Sans" fo:font-size="12pt" fo:letter-spacing="normal" style:font-size-asian="12pt" style:font-size-complex="12pt"/>
    </style:style>
    <style:style style:name="T17" style:family="text">
      <style:text-properties fo:font-variant="normal" fo:text-transform="none" fo:color="#08080b" style:font-name="SF Pro Display" fo:font-size="13.5pt" fo:letter-spacing="normal" fo:font-style="normal" fo:font-weight="normal"/>
    </style:style>
    <style:style style:name="T18" style:family="text">
      <style:text-properties fo:font-variant="normal" fo:text-transform="none" fo:color="#08080b" fo:letter-spacing="normal"/>
    </style:style>
    <style:style style:name="T19" style:family="text">
      <style:text-properties fo:font-variant="normal" fo:text-transform="none" fo:color="#08080b" fo:font-size="13.5pt" fo:letter-spacing="normal" fo:font-style="normal" fo:font-weight="normal"/>
    </style:style>
    <style:style style:name="T20" style:family="text">
      <style:text-properties fo:font-variant="normal" fo:text-transform="none" fo:color="#08080b" style:font-name="Liberation Sans" fo:font-size="13.5pt" fo:letter-spacing="normal" fo:font-style="normal" fo:font-weight="normal"/>
    </style:style>
    <style:style style:name="T21" style:family="text">
      <style:text-properties fo:font-variant="normal" fo:text-transform="none" fo:color="#08080b" style:font-name="Liberation Sans" fo:letter-spacing="normal"/>
    </style:style>
    <style:style style:name="T22" style:family="text">
      <style:text-properties fo:font-variant="normal" fo:text-transform="none" fo:color="#08080b" style:font-name="Liberation Sans" fo:letter-spacing="normal" fo:font-style="normal" fo:font-weight="normal"/>
    </style:style>
    <style:style style:name="T23" style:family="text">
      <style:text-properties fo:font-variant="normal" fo:text-transform="none" fo:color="#08080b" style:font-name="Liberation Sans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08080b" style:font-name="Liberation Sans" fo:font-size="12pt" fo:letter-spacing="normal" style:font-size-asian="12pt" style:font-size-complex="12pt"/>
    </style:style>
    <style:style style:name="T25" style:family="text">
      <style:text-properties fo:font-variant="normal" fo:text-transform="none" style:font-name="Liberation Sans" fo:font-size="12pt" fo:letter-spacing="normal" fo:font-style="normal" fo:font-weight="normal" style:font-size-asian="12pt" style:font-size-complex="12pt"/>
    </style:style>
    <style:style style:name="T26" style:family="text">
      <style:text-properties fo:font-variant="normal" fo:text-transform="none" style:font-name="Liberation Sans" fo:font-size="12pt" fo:letter-spacing="normal" fo:font-style="normal" fo:font-weight="normal" officeooo:rsid="0003974e" style:font-size-asian="12pt" style:font-size-complex="12pt"/>
    </style:style>
    <style:style style:name="T27" style:family="text">
      <style:text-properties fo:font-variant="normal" fo:text-transform="none" style:font-name="Liberation Sans" fo:font-size="12pt" fo:letter-spacing="normal" style:font-size-asian="12pt" style:font-size-complex="12pt"/>
    </style:style>
    <style:style style:name="T28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29" style:family="text">
      <style:text-properties fo:font-variant="normal" fo:text-transform="none" fo:font-size="14pt" fo:letter-spacing="normal" fo:font-style="normal" fo:font-weight="normal" officeooo:rsid="0001be22" style:font-size-asian="14pt" style:font-size-complex="14pt"/>
    </style:style>
    <style:style style:name="T30" style:family="text">
      <style:text-properties fo:font-variant="normal" fo:text-transform="none" fo:font-size="14pt" fo:letter-spacing="normal" fo:font-style="normal" fo:font-weight="normal" officeooo:rsid="0003974e" style:font-size-asian="14pt" style:font-size-complex="14pt"/>
    </style:style>
    <style:style style:name="T31" style:family="text">
      <style:text-properties officeooo:rsid="0001be22"/>
    </style:style>
    <style:style style:name="T32" style:family="text">
      <style:text-properties officeooo:rsid="0001f1a8"/>
    </style:style>
    <style:style style:name="T33" style:family="text">
      <style:text-properties officeooo:rsid="0003974e"/>
    </style:style>
    <style:style style:name="T34" style:family="text">
      <style:text-properties fo:color="#08080b" style:font-name="SF Pro Display" fo:font-size="13.5pt" fo:letter-spacing="normal" fo:font-weight="normal" loext:padding="0cm" loext:border="none"/>
    </style:style>
    <style:style style:name="T35" style:family="text">
      <style:text-properties fo:color="#08080b" fo:font-size="13.5pt" fo:letter-spacing="normal" fo:font-weight="normal" loext:padding="0cm" loext:border="none"/>
    </style:style>
    <style:style style:name="T36" style:family="text">
      <style:text-properties fo:color="#08080b" style:font-name="Liberation Sans" fo:font-size="13.5pt" fo:letter-spacing="normal" fo:font-weight="normal" loext:padding="0cm" loext:border="none"/>
    </style:style>
    <style:style style:name="T37" style:family="text">
      <style:text-properties fo:color="#08080b" style:font-name="Liberation Sans" fo:letter-spacing="normal" fo:font-weight="normal" loext:padding="0cm" loext:border="none"/>
    </style:style>
    <style:style style:name="T38" style:family="text">
      <style:text-properties fo:color="#08080b" style:font-name="Liberation Sans" fo:font-size="12pt" fo:letter-spacing="normal" fo:font-weight="normal" style:font-size-asian="12pt" style:font-size-complex="12pt" loext:padding="0cm" loext:border="none"/>
    </style:style>
    <style:style style:name="T39" style:family="text">
      <style:text-properties style:font-name="Liberation Sans" fo:font-size="12pt" style:font-size-asian="12pt" style:font-size-complex="12pt"/>
    </style:style>
    <style:style style:name="T40" style:family="text">
      <style:text-properties style:font-name="Liberation Sans" fo:font-size="12pt" officeooo:rsid="0003974e" style:font-size-asian="12pt" style:font-size-complex="12pt"/>
    </style:style>
    <style:style style:name="T41" style:family="text">
      <style:text-properties style:font-name="Liberation Sans" fo:font-size="12pt" fo:letter-spacing="normal" fo:font-weight="normal" style:font-size-asian="12pt" style:font-size-complex="12pt" loext:padding="0cm" loext:border="none"/>
    </style:style>
    <style:style style:name="T42" style:family="text">
      <style:text-properties fo:font-size="14pt" officeooo:rsid="0001be22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6cm" fo:text-indent="-0.635cm" fo:margin-left="1.9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11cm" fo:text-indent="-0.635cm" fo:margin-left="2.6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6cm" fo:text-indent="-0.635cm" fo:margin-left="3.2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81cm" fo:text-indent="-0.635cm" fo:margin-left="3.8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6cm" fo:text-indent="-0.635cm" fo:margin-left="4.5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51cm" fo:text-indent="-0.635cm" fo:margin-left="5.1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6cm" fo:text-indent="-0.635cm" fo:margin-left="5.7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21cm" fo:text-indent="-0.635cm" fo:margin-left="6.4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6cm" fo:text-indent="-0.635cm" fo:margin-left="7.0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91cm" fo:text-indent="-0.635cm" fo:margin-left="7.6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47cm" fo:text-indent="-0.635cm" fo:margin-left="1.84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82cm" fo:text-indent="-0.635cm" fo:margin-left="2.48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17cm" fo:text-indent="-0.635cm" fo:margin-left="3.1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52cm" fo:text-indent="-0.635cm" fo:margin-left="3.75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635cm" fo:margin-left="2.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35cm" fo:text-indent="-0.635cm" fo:margin-left="2.8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7cm" fo:text-indent="-0.635cm" fo:margin-left="3.4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05cm" fo:text-indent="-0.635cm" fo:margin-left="4.1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4cm" fo:text-indent="-0.635cm" fo:margin-left="4.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75cm" fo:text-indent="-0.635cm" fo:margin-left="5.3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1cm" fo:text-indent="-0.635cm" fo:margin-left="6.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45cm" fo:text-indent="-0.635cm" fo:margin-left="6.6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8cm" fo:text-indent="-0.635cm" fo:margin-left="7.2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15cm" fo:text-indent="-0.635cm" fo:margin-left="7.91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1) </text:span>Try multiple yields</text:p>
      <text:p text:style-name="P18"/>
      <text:p text:style-name="P16"><text:s text:c="4"/>def one_yield</text:p>
      <text:p text:style-name="P5"><text:s text:c="4"/><text:span text:style-name="T2">yield</text:span></text:p>
      <text:p text:style-name="P6"><text:s text:c="4"/>end</text:p>
      <text:p text:style-name="P1"/>
      <text:p text:style-name="P6"><text:s text:c="4"/>def multiple_yields</text:p>
      <text:p text:style-name="P5"><text:s text:c="5"/><text:span text:style-name="T2">yield</text:span></text:p>
      <text:p text:style-name="P5"><text:s text:c="5"/><text:span text:style-name="T2">yield</text:span></text:p>
      <text:p text:style-name="P6"><text:s text:c="5"/>end</text:p>
      <text:p text:style-name="P1"/>
      <text:p text:style-name="P6"><text:s text:c="4"/>one_yield { puts "one yield" }</text:p>
      <text:p text:style-name="P1"/>
      <text:p text:style-name="P15"><text:s text:c="4"/>multiple_yields { puts "multiple yields" }</text:p>
      <text:p text:style-name="P17">Output- </text:p>
      <text:p text:style-name="P19"><text:span text:style-name="T11"><text:s text:c="4"/></text:span><text:span text:style-name="T10">one yield</text:span><text:line-break/> <text:s text:c="3"/><text:span text:style-name="T10">multiple yields</text:span><text:line-break/> <text:s text:c="3"/><text:span text:style-name="T10">multiple yields</text:span></text:p>
      <text:p text:style-name="P19"><text:span text:style-name="T10"/></text:p>
      <text:p text:style-name="P19"><text:span text:style-name="T10"/></text:p>
      <text:p text:style-name="P21"><text:span text:style-name="T11">2) </text:span><text:span text:style-name="T10">What happens if block is not passed to a function?</text:span></text:p>
      <text:p text:style-name="P19"><text:span text:style-name="T10"/></text:p>
      <text:p text:style-name="P19"><text:span text:style-name="T10"><text:s text:c="4"/></text:span><text:span text:style-name="T11">When yield is called in a method, and no block is passed, it gives the error-</text:span></text:p>
      <text:p text:style-name="P19"><text:span text:style-name="T11"><text:s text:c="4"/>2.6.3 :005 &gt; def noblock</text:span></text:p>
      <text:p text:style-name="P19"><text:span text:style-name="T11"><text:s text:c="4"/>2.6.3 :006?&gt; <text:s text:c="2"/>yield</text:span></text:p>
      <text:p text:style-name="P19"><text:span text:style-name="T11"><text:s text:c="4"/>2.6.3 :007?&gt; <text:s text:c="2"/>end</text:span></text:p>
      <text:p text:style-name="P19"><text:span text:style-name="T11"><text:s text:c="4"/>=&gt; :noblock </text:span></text:p>
      <text:p text:style-name="P19"><text:span text:style-name="T11"><text:s text:c="4"/>2.6.3 :008 &gt; noblock</text:span></text:p>
      <text:p text:style-name="P19"><text:span text:style-name="T11"/></text:p>
      <text:p text:style-name="P20"><text:span text:style-name="T10">Output-</text:span></text:p>
      <text:p text:style-name="P20"><text:span text:style-name="T10"><text:s text:c="3"/>LocalJumpError (no block given (yield))</text:span></text:p>
      <text:p text:style-name="P20"><text:span text:style-name="T10"/></text:p>
      <text:p text:style-name="P20"><text:span text:style-name="T10"/></text:p>
      <text:p text:style-name="P21"><text:span text:style-name="T11">3) </text:span><text:span text:style-name="T10">How to check whether block is sent explicitly?<text:line-break/></text:span></text:p>
      <text:p text:style-name="P19"><text:span text:style-name="T11"><text:s text:c="4"/></text:span><text:span text:style-name="T12">To check whether block is sent explicitely, we use the kernel <text:s/>“block_given”</text:span></text:p>
      <text:p text:style-name="P19"><text:span text:style-name="T12"/></text:p>
      <text:p text:style-name="P19"><text:span text:style-name="T12"><text:s text:c="4"/>def optional_block</text:span></text:p>
      <text:p text:style-name="P5"><text:s text:c="4"/><text:span text:style-name="T2">yield if block_given?</text:span></text:p>
      <text:p text:style-name="P6"><text:s text:c="4"/>end</text:p>
      <text:p text:style-name="P1"/>
      <text:p text:style-name="P6"><text:span text:style-name="T31"><text:s text:c="4"/>(no block) </text:span>optional_block # =&gt; nil</text:p>
      <text:p text:style-name="P15"><text:span text:style-name="T31"><text:s text:c="4"/>(with block) </text:span>optional_block { puts 'optional block' } # =&gt; optional block</text:p>
      <text:p text:style-name="P15"/>
      <text:p text:style-name="P9"><text:span text:style-name="T29">4) <text:s/></text:span><text:span text:style-name="T28">How to pass a block implicitly?</text:span></text:p>
      <text:p text:style-name="P9"><text:span text:style-name="T28"><text:s text:c="5"/></text:span><text:span text:style-name="T10"><text:s/></text:span><text:span text:style-name="T13">Implicit block passing works by calling the yield keyword in a method.</text:span><text:line-break/></text:p>
      <text:p text:style-name="P7"><text:soft-page-break/></text:p>
      <text:p text:style-name="P7"><text:span text:style-name="T42">5) <text:s/></text:span><text:span text:style-name="T28">What are the different ways to call lambda?</text:span><text:line-break/> </text:p>
      <text:p text:style-name="P7"><text:s text:c="5"/><text:span text:style-name="T31">Let lambda name be “sample”</text:span></text:p>
      <text:p text:style-name="P7"><text:s text:c="5"/><text:span text:style-name="T31">Different ways to call lambda function-</text:span></text:p>
      <text:list xml:id="list856674988" text:style-name="L1">
        <text:list-item>
          <text:p text:style-name="P10">sample.call()</text:p>
        </text:list-item>
        <text:list-item>
          <text:p text:style-name="P10">sample[]</text:p>
        </text:list-item>
        <text:list-item>
          <text:p text:style-name="P10">sample ===</text:p>
        </text:list-item>
      </text:list>
      <text:p text:style-name="P11"/>
      <text:p text:style-name="P14"><text:span text:style-name="T31">6) <text:s/></text:span><text:span text:style-name="T10">Find differences between lambda and proc.</text:span></text:p>
      <text:list xml:id="list4055568312" text:style-name="L6">
        <text:list-item>
          <text:p text:style-name="P12"><text:span text:style-name="T32">A lamda checks the number of arguments passed to it, while a proc does not.</text:span></text:p>
        </text:list-item>
        <text:list-item>
          <text:p text:style-name="P8"><text:span text:style-name="T32">‘return’ inside of lambda triggers the code right outside of the lamda code. On the other hand, ‘return’ inside of a proc triggers the code outside of the method where the proc is being executed.</text:span></text:p>
        </text:list-item>
      </text:list>
      <text:p text:style-name="P7"/>
      <text:p text:style-name="P2">7) <text:span text:style-name="T32">Why to use proc and lambda?</text:span></text:p>
      <text:p text:style-name="P3"><text:span text:style-name="T39"><text:s text:c="4"/></text:span></text:p>
      <text:p text:style-name="P4"><text:span text:style-name="T40"><text:s text:c="4"/>Procs and lambdas let us call methods on them and assign variables. I</text:span><text:span text:style-name="T25">n contrast, a block is just part of the </text:span><text:span text:style-name="T26">syntax </text:span><text:span text:style-name="T25">of a method call. It doesn’t mean anything on a standalone <text:s text:c="32"/>basis and can only appear in argument lists.</text:span></text:p>
      <text:p text:style-name="P13"><text:span text:style-name="T32"><text:s text:c="5"/></text:span></text:p>
      <text:p text:style-name="P7"><text:span text:style-name="T32"><text:s text:c="5"/></text:span></text:p>
      <text:p text:style-name="P19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'Courier New', Courier, monospace"/>
    <style:font-face style:name="Roboto" svg:font-family="Roboto, sans-serif"/>
    <style:font-face style:name="SF Pro Display" svg:font-family="'SF Pro Display', apple-system, BlinkMacSystemFont, 'San Francisco', 'Helvetica Neue', Helvetica, Ubuntu, Roboto, Noto, 'Segoe UI', Arial, sans-serif"/>
    <style:font-face style:name="Roboto1" svg:font-family="Roboto, sans-serif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5:39:07.861629422</meta:creation-date>
    <dc:date>2019-12-18T16:23:11.282023068</dc:date>
    <meta:editing-duration>PT11S</meta:editing-duration>
    <meta:editing-cycles>1</meta:editing-cycles>
    <meta:document-statistic meta:table-count="0" meta:image-count="0" meta:object-count="0" meta:page-count="2" meta:paragraph-count="44" meta:word-count="280" meta:character-count="1730" meta:non-whitespace-character-count="1314"/>
    <meta:generator>LibreOffice/6.0.7.3$Linux_X86_64 LibreOffice_project/00m0$Build-3</meta:generator>
  </office:meta>
</office:document-meta>
</file>